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1104" officeooo:paragraph-rsid="00181104"/>
    </style:style>
    <style:style style:name="P2" style:family="paragraph" style:parent-style-name="Standard">
      <style:text-properties officeooo:rsid="00181104" officeooo:paragraph-rsid="001be483"/>
    </style:style>
    <style:style style:name="P3" style:family="paragraph" style:parent-style-name="Standard">
      <style:text-properties officeooo:rsid="0019a2f6" officeooo:paragraph-rsid="0019a2f6"/>
    </style:style>
    <style:style style:name="P4" style:family="paragraph" style:parent-style-name="Standard">
      <style:text-properties officeooo:rsid="0019a2f6" officeooo:paragraph-rsid="001be483"/>
    </style:style>
    <style:style style:name="P5" style:family="paragraph" style:parent-style-name="Standard">
      <style:text-properties officeooo:rsid="001ab706" officeooo:paragraph-rsid="001ab706"/>
    </style:style>
    <style:style style:name="P6" style:family="paragraph" style:parent-style-name="Standard">
      <style:text-properties officeooo:rsid="001c6c1d" officeooo:paragraph-rsid="001c6c1d"/>
    </style:style>
    <style:style style:name="P7" style:family="paragraph" style:parent-style-name="Standard">
      <style:text-properties officeooo:rsid="001f54dd" officeooo:paragraph-rsid="001f54dd"/>
    </style:style>
    <style:style style:name="P8" style:family="paragraph" style:parent-style-name="Standard">
      <style:text-properties officeooo:rsid="00236a53" officeooo:paragraph-rsid="00236a53"/>
    </style:style>
    <style:style style:name="P9" style:family="paragraph" style:parent-style-name="Standard">
      <style:text-properties style:text-underline-style="solid" style:text-underline-width="auto" style:text-underline-color="font-color" fo:font-weight="bold" officeooo:rsid="0023f992" officeooo:paragraph-rsid="0023f992"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527d2" officeooo:paragraph-rsid="002527d2" style:font-weight-asian="bold" style:font-weight-complex="bold"/>
    </style:style>
    <style:style style:name="P11" style:family="paragraph" style:parent-style-name="Standard">
      <style:text-properties style:text-underline-style="none" fo:font-weight="normal" officeooo:rsid="0023f992" officeooo:paragraph-rsid="0023f992" style:font-weight-asian="normal" style:font-weight-complex="normal"/>
    </style:style>
    <style:style style:name="P12" style:family="paragraph" style:parent-style-name="Standard">
      <style:text-properties style:text-underline-style="none" fo:font-weight="normal" officeooo:rsid="002527d2" officeooo:paragraph-rsid="002527d2" style:font-weight-asian="normal" style:font-weight-complex="normal"/>
    </style:style>
    <style:style style:name="P13" style:family="paragraph" style:parent-style-name="Standard" style:list-style-name="L1">
      <style:text-properties style:text-underline-style="none" fo:font-weight="normal" officeooo:rsid="0023f992" officeooo:paragraph-rsid="0023f992" style:font-weight-asian="normal" style:font-weight-complex="normal"/>
    </style:style>
    <style:style style:name="P14" style:family="paragraph" style:parent-style-name="Standard" style:list-style-name="L1">
      <style:text-properties style:text-underline-style="none" fo:font-weight="normal" officeooo:rsid="002527d2" officeooo:paragraph-rsid="002527d2" style:font-weight-asian="normal" style:font-weight-complex="normal"/>
    </style:style>
    <style:style style:name="P15" style:family="paragraph" style:parent-style-name="Standard" style:list-style-name="L2">
      <style:text-properties style:text-underline-style="none" fo:font-weight="normal" officeooo:rsid="002527d2" officeooo:paragraph-rsid="002527d2" style:font-weight-asian="normal" style:font-weight-complex="normal"/>
    </style:style>
    <style:style style:name="P16" style:family="paragraph" style:parent-style-name="Standard" style:list-style-name="L2">
      <style:text-properties style:text-underline-style="none" fo:font-weight="normal" officeooo:rsid="0026ccd5" officeooo:paragraph-rsid="0026ccd5" style:font-weight-asian="normal" style:font-weight-complex="normal"/>
    </style:style>
    <style:style style:name="P17" style:family="paragraph" style:parent-style-name="Standard">
      <style:text-properties style:text-underline-style="none" fo:font-weight="normal" officeooo:rsid="0026ccd5" officeooo:paragraph-rsid="0026ccd5" style:font-weight-asian="normal" style:font-weight-complex="normal"/>
    </style:style>
    <style:style style:name="P18" style:family="paragraph" style:parent-style-name="Standard">
      <style:text-properties style:text-underline-style="none" fo:font-weight="normal" officeooo:rsid="0028a4a5" officeooo:paragraph-rsid="0028a4a5" style:font-weight-asian="normal" style:font-weight-complex="normal"/>
    </style:style>
    <style:style style:name="P19" style:family="paragraph" style:parent-style-name="Standard">
      <style:text-properties style:text-underline-style="none" fo:font-weight="normal" officeooo:rsid="00298db9" officeooo:paragraph-rsid="00298db9"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28a4a5" officeooo:paragraph-rsid="0028a4a5" style:font-weight-asian="bold" style:font-weight-complex="bold"/>
    </style:style>
    <style:style style:name="P21" style:family="paragraph" style:parent-style-name="Standard">
      <style:text-properties officeooo:rsid="002a4de0" officeooo:paragraph-rsid="00236a53"/>
    </style:style>
    <style:style style:name="T1" style:family="text">
      <style:text-properties officeooo:rsid="0019a2f6"/>
    </style:style>
    <style:style style:name="T2" style:family="text">
      <style:text-properties officeooo:rsid="001d6918"/>
    </style:style>
    <style:style style:name="T3" style:family="text">
      <style:text-properties officeooo:rsid="0020c84d"/>
    </style:style>
    <style:style style:name="T4" style:family="text">
      <style:text-properties officeooo:rsid="002527d2"/>
    </style:style>
    <style:style style:name="T5" style:family="text">
      <style:text-properties officeooo:rsid="002822eb"/>
    </style:style>
    <style:style style:name="T6" style:family="text">
      <style:text-properties officeooo:rsid="0028a4a5"/>
    </style:style>
    <style:style style:name="T7" style:family="text">
      <style:text-properties officeooo:rsid="00298db9"/>
    </style:style>
    <style:style style:name="T8" style:family="text">
      <style:text-properties officeooo:rsid="002a4d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oc-mark-start text:id="IMark326686332" text:outline-level="2"/>General Information<text:toc-mark-end text:id="IMark326686332"/></text:p>
      <text:p text:style-name="P9"><text:toc-mark-start text:id="IMark326686332" text:outline-level="3"/>General guide<text:toc-mark-end text:id="IMark326686332"/></text:p>
      <text:p text:style-name="P1">User → A client which may add Drones, NoFlyZones, Flights, alter flight visibility, give permissions etc. This can either be a human via the Client Text UI module or a program which connects via the Client modules. A user can essentially only alter items which belong to it, it may not alter other user’s Flights or Drones , it may only obtain information about these items if the other User displays this information publicly. </text:p>
      <text:p text:style-name="P1"/>
      <text:p text:style-name="P1">Monitor → A monitor is a client which may only observe what is happening to the server, it may not alter any Flights, Drones or NoFlyZones. It can observe all publicly available information as well as any information from a user who gives it a MonitorPermission.</text:p>
      <text:p text:style-name="P1"/>
      <text:p text:style-name="P3">Drone → A drone is a client which obtains information from the server in order to perform flights assigned by it’s owner. Each drone can be referred to by it’s DroneID or it’s DroneName where the DroneID is unique across all drones while the DroneName only is unique across all of the drones belonging to a user. </text:p>
      <text:p text:style-name="P1"/>
      <text:p text:style-name="P3">NoFlyZone → A region defined by a pair of coordinates and a level. A NoFlyZones is a region of discouragement for a drone, it will not take a path through a NoFlyZone unless it cannot be avoided. The level value tells the server how great of an alternative search to perform. A NoFlyZone <text:s/>with a level of 10 will cause the search algorithm to prefer a path taking 9 steps longer rather than moving 1 step into the NoFlyZone. If a NoFlyZone is a cuboid of width 5 and level 10 the program will prefer to move 50 steps around the NoFlyZones rather than move across the NoFlyZone. However if the other path is 100 steps long then the algorithm will choose to pass through the NoFlyZone.</text:p>
      <text:p text:style-name="P3"/>
      <text:p text:style-name="P5">Graph and Search algorithm → This program uses the A* algorithm with a modified heuristic in order to enable searches to be completed is less time. The graph is stored on disk in small files which are dynamically loaded when needed in order to only have components in memory which are <text:s/>relevant to the search. Each node on the graph is connected to around 26 neighbours ( 3 dimentions and diagonals) depending of the node is on the edge of the graph.</text:p>
      <text:p text:style-name="P1"/>
      <text:p text:style-name="P2">This program allows Users to manage a number of Drones using a central server , planning flights for the drones, altering permissions for Monitors , adding NoFlyZones, obtaining the current state of the server and other features. <text:span text:style-name="T1">Monitors may connect in order to obtain details about the current server state e.g. current NoFlyZones etc.</text:span></text:p>
      <text:p text:style-name="P4">The clients connect to the server via sockets, the communications on which are encrypted using AES exchanging the AES keys and Initialisation vector using RSA. The server can use a certificate system to avoid a man in the middle attack against a client. </text:p>
      <text:p text:style-name="P6"/>
      <text:p text:style-name="P6">Each client can connect to the server via an interface in the AATC_CLIENT_TYPE module. This interface allows the client program to communicate with the server via function calls <text:span text:style-name="T6">of</text:span> the interface object where the object will handle features such as authentication of the server, encryption and failure. <text:span text:style-name="T2">The use of commands placed in methods of a class makes it easier for the writer to produce programs which supply the correct arguments in the correct format by taking the required arguments and placing them in the correct format ( layout of the package , the type of the variable is not altered and must be appropriate for that piece of data).</text:span></text:p>
      <text:p text:style-name="P2"/>
      <text:p text:style-name="P1"/>
      <text:p text:style-name="P7">File storage → The graph is stored in the GraphFolder folder , this can be changed if desired. In this folder there are multiple graph folders starting with the letter A and progressing with the ASCII table. These are used to prevent reading of the files which the NoFlyZone grapher is writing to the <text:soft-page-break/>files and therefore either causing errors through timeout or the ability to link these folders to seperate media in order to reduce the performance deficit incured by reading and writing to the same disk at the same time (mainly on HDDs, preventing excessive seeking of the R/W head). <text:span text:style-name="T3">Each file is a pickled python object.</text:span> <text:span text:style-name="T3">Each block contains a number of node objects , per default 500, if a node is needed it is loaded by the DynoGraph object and the node objects ( which are stored in a dictionary) are added to the graph nodes dictionary. This allows the program to only load the nodes in the area it requires, those loaded in the same block are loaded at the same time ( if node A is needed then it is likely it’s neighbour node B will also be needed, therefore both should be loaded at the same time in the same block. Additionally this block storage system reduces the overhead of storing large numbers of very small files compared to a smaller number of medium sized files.).</text:span></text:p>
      <text:p text:style-name="P7"/>
      <text:p text:style-name="P7"/>
      <text:p text:style-name="P8">Network transfer information → Transfer takes place via sockets where the client connects to the server and an instance to manage that client is created on the server. The information sent to the server is in the form (Command,(argument1...ArgumentN)) and the server response is (Sucess,Message,Data) where success represents if the query functioned correctly and generally represents if an error did not occur ( it can sometimes represent the outcome of the query i.e. login where it represents the sucesss of the login). </text:p>
      <text:p text:style-name="P8">When the connection is formed the client sets up the encryption keys used to encrypt the communications between the server and the client. Later the string to be sent is encrypted using these keys.</text:p>
      <text:p text:style-name="P21"/>
      <text:p text:style-name="P21"/>
      <text:p text:style-name="P9"><text:toc-mark-start text:id="IMark326686332" text:outline-level="3"/>General Security<text:toc-mark-end text:id="IMark326686332"/></text:p>
      <text:p text:style-name="P11">The server employs a number of methods to ensure that the interaction between the client and the server remains secure.</text:p>
      <text:list xml:id="list1622388925" text:style-name="L1">
        <text:list-item>
          <text:p text:style-name="P13">Password hashing with username as salt – AATC_DB – Passwords for the User and Monitor are hashed prior to storage using PBKDF2 and the name of the client as a salt. This method ensures that should the database be accessed by a third party they would not be able to easily extract the passwords of the users. The salt prevents the use of rainbow tables (precalculated hash tables) to assist the cracking of the password hashes.</text:p>
        </text:list-item>
        <text:list-item>
          <text:p text:style-name="P13">The communication between the client and server is encrypted – AATC_Crypto/AATC_CryptoBeta – The client and server can exchange keys using multiple different methods for different use cases and uses the exchanged keys to encrypt the communication <text:span text:style-name="T4">between the client and server using AES.</text:span></text:p>
        </text:list-item>
        <text:list-item>
          <text:p text:style-name="P14"><text:span text:style-name="T8">Separation</text:span> of functions – AATC_Server_002 – The functions accessible to a client are <text:span text:style-name="T8">separated</text:span> into Authenticated and Non-Authenticated <text:span text:style-name="T8">categories</text:span>, the client can only access the category it is currently in (Non-Authenticated if not signed in, Authenticated if signed in). This prevents the client accessing commands they should not be able to e.g. starting a flight when not logged in.</text:p>
        </text:list-item>
      </text:list>
      <text:p text:style-name="P12"/>
      <text:p text:style-name="P10"><text:toc-mark-start text:id="IMark326687532" text:outline-level="3"/>General Integrity<text:toc-mark-end text:id="IMark326687532"/></text:p>
      <text:p text:style-name="P12">The server employs a number of methods to ensure the data used is correct and still useful.</text:p>
      <text:list xml:id="list414046601" text:style-name="L2">
        <text:list-item>
          <text:p text:style-name="P15">Alerts if DynoGraph fails – AATC_Astar – The DynoGraph object will raise exceptions if components of the graph are missing or not functioning as intended. Additionally this alert appears if a User attempts to plan a flight outside the graphed area. A large number of these alerts inside the graphed area suggests the graph is corrupt e.g. server shutdown while writing to graph and should be regenerated, a large number of requests outside the graph suggests that the Users desire a large graph and it may be useful as a server owner to extend the allowed area.</text:p>
        </text:list-item>
        <text:list-item>
          <text:p text:style-name="P16">Cleaning of database – AATC_DB/AATC_Server_002.Cleaner – After Flights have been completed they are only of use for a short period of time afterwards e.g. to allow the user to <text:soft-page-break/>check the flight was completed successfully. Additionally those flights which have not been completed and are rather old can be assumed to be abandoned and of no further use. Finally monitor permissions which have expired should be removed to prevent monitors from accessing data they are no longer allowed to. Therefore the program removes all redundant information every 10 hours to ensure only useful data remains in the database.</text:p>
        </text:list-item>
        <text:list-item>
          <text:p text:style-name="P16">Graphing – AATC_NoFlyZoneGrapher - <text:s/>The NoFlyZoneGrapher ensures that the files on the disk are up to date with the correct costs by repeatedly obtaining the costs of each node by detecting if a No Fly Zone applies to that node and if one does what the cost of the NoFlyZone is. This ensures that each cycle (A/B graph storage every few hours to prevent write locks and inconstancy – see <text:span text:style-name="T5">AATC_Astar) the graph read by the server will have the updated NoFlyZones.</text:span></text:p>
        </text:list-item>
      </text:list>
      <text:p text:style-name="P17"/>
      <text:p text:style-name="P20"><text:toc-mark-start text:id="IMark326686332" text:outline-level="3"/>Important Data Structures<text:toc-mark-end text:id="IMark326686332"/></text:p>
      <text:p text:style-name="P18"/>
      <text:p text:style-name="P18">Most complex datastructures are stored in the form of objects – see OOP. Notable datastructures are presented here:</text:p>
      <text:p text:style-name="P20"/>
      <text:p text:style-name="P18">DynoGraph – Graph object which acts as an interface to the stored graph on the disk, abstracting the loading of graph blocks on demand. Contains a dictionary of nodes mapped by NodeID:Node. See AATC_Astar.</text:p>
      <text:p text:style-name="P18"/>
      <text:p text:style-name="P18">Node – Node object stores information about a node such as coordinate, cost and neighbours. See AATC_Astar.</text:p>
      <text:p text:style-name="P18"/>
      <text:p text:style-name="P18">Coordinate – Stores the coordinates in a form which is simpler to handle than a tuple and can be used to perform a variety of calculations. See AATC_Coordinate.</text:p>
      <text:p text:style-name="P18"/>
      <text:p text:style-name="P18">PriorityQueue – A priority queue is used in the AstarPQ method <text:span text:style-name="T7">to quickly determine the current best node, improving performance over the min() method using in AStar2 when large searches are performed. See PriorityQueue for PriorityQueue object and AATC_Astar for AstarPQ.</text:span></text:p>
      <text:p text:style-name="P18"/>
      <text:p text:style-name="P19">InputStack – The telegram bot uses a stack in the database to keep track of client inputs in the correct order, each new input is placed into the stack (mapped by (Username, Stack) position:Value to ensure atomic values) above the previous item, the size of the stack and the command used determining when the input stack is large enough. See Hedabot for Bot and AATC_DB for InputStack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09:42:26.497380195</meta:creation-date>
    <dc:date>2018-03-27T14:01:10.090000000</dc:date>
    <meta:editing-duration>PT1H19M30S</meta:editing-duration>
    <meta:editing-cycles>12</meta:editing-cycles>
    <meta:generator>LibreOffice/5.3.6.1$Windows_x86 LibreOffice_project/686f202eff87ef707079aeb7f485847613344eb7</meta:generator>
    <meta:document-statistic meta:table-count="0" meta:image-count="0" meta:object-count="0" meta:page-count="3" meta:paragraph-count="30" meta:word-count="1639" meta:character-count="9669" meta:non-whitespace-character-count="8041"/>
  </office:meta>
</office:document-meta>
</file>